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3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tk help</text:p>
      <text:p text:style-name="Standard"/>
      <text:p text:style-name="Standard">printk is much like printf, but you have to specify a priority message.<text:line-break/>You can choose from:<text:line-break/>KERN_NOTICE<text:line-break/>KERN_DEBUG<text:line-break/>KERN_INFO<text:tab/><text:tab/><text:tab/>//when dmes is showing<text:line-break/>KERN_WARNING<text:line-break/>KERN_ERR<text:line-break/>KERN_EMERG<text:line-break/>KERN_ALERT<text:tab/><text:tab/>//print in console<text:line-break/>KERN_CRIT<text:line-break/><text:line-break/>So you could do, printk(KERN_INFO, "%d\n", some_struct-&gt;your_field);</text:p>
      <text:p text:style-name="Standard"/>
      <text:p text:style-name="P2"/>
      <text:p text:style-name="Standard"/>
      <text:p text:style-name="P4">What do I need to know about writing drivers?</text:p>
      <text:p text:style-name="Text_20_body">Basic knowledge of kernel compilation, a good deal of programming<text:line-break/>experience in C under Linux and lastly, the right techniques of data<text:line-break/>structures, like linked list is essential along with their data types.</text:p>
      <text:p text:style-name="Text_20_body">The first thing a programmer must know before attempting to write a<text:line-break/>driver, is to know how the Linux kernel source compiles, paying attention<text:line-break/>to the compilation process (the gcc compiler flags).</text:p>
      <text:p text:style-name="P4">Choosing the device type</text:p>
      <text:p text:style-name="P4">a) Block drivers </text:p>
      <text:p text:style-name="Text_20_body">A block device is something that can host a filesystem such as a disk. A<text:line-break/>block device can only be accessed as multiples of a block, where a block<text:line-break/>is usually one kilobyte of data .</text:p>
      <text:p text:style-name="P4">b) Character drivers</text:p>
      <text:p text:style-name="Text_20_body">A character device is one that can be accessed like a file, and a char<text:line-break/>driver is in charge of implementing this behaviour. This driver implements<text:line-break/>the open, close, read and write system calls. The console and parallel<text:line-break/>ports are examples of char devices.</text:p>
      <text:p text:style-name="Text_20_body">Device drivers in Linux are known as modules and can be loaded dynamically<text:line-break/>into the kernel using the insmod command.<text:line-break/><text:line-break/>A single module can be compiled alone, and also can be linked to the<text:line-break/>kernel (here, care has to be taken on the type of driver).</text:p>
      <text:p text:style-name="P4">eg: A simple module</text:p>
      <text:p text:style-name="Text_20_body">#define MODULE<text:line-break/>#include &lt;linux/module.h&gt;</text:p>
      <text:p text:style-name="Text_20_body">int init_module (void) /* Loads a module in the kernel */<text:line-break/><text:soft-page-break/>{<text:line-break/>printk("Hello kernel n");<text:line-break/>return 0;<text:line-break/>}</text:p>
      <text:p text:style-name="Text_20_body">void cleanup_module(void) /* Removes module from kernel */<text:line-break/>{<text:line-break/>printk("GoodBye Kerneln");<text:line-break/>}</text:p>
      <text:p text:style-name="P4">Compiling the module</text:p>
      <text:p text:style-name="Text_20_body"># gcc -c hello.c <text:line-break/># insmod hello.o</text:p>
      <text:p text:style-name="Text_20_body">The output is</text:p>
      <text:p text:style-name="Text_20_body">Hello kernel</text:p>
      <text:p text:style-name="Text_20_body"># rmmod hello.o</text:p>
      <text:p text:style-name="Text_20_body">GoodBye Kernel</text:p>
      <text:p text:style-name="P5">How init_module works?</text:p>
      <text:p text:style-name="Text_20_body"><text:line-break/><text:line-break/>init_module loads the relocated module image into kernel space and runs<text:line-break/>the module's init function.</text:p>
      <text:p text:style-name="Text_20_body">The module image begins with a module structure and is followed by code<text:line-break/>and data as appropriate. </text:p>
      <text:p text:style-name="Text_20_body">The module structure is defined as follows:</text:p>
      <text:p text:style-name="Text_20_body">struct module<text:line-break/>{<text:line-break/>unsigned long size_of_struct;<text:line-break/>struct module *next;<text:line-break/>const char *name;<text:line-break/>unsigned long size;<text:line-break/>long usecount;<text:line-break/>unsigned long flags;<text:line-break/>unsigned int nsyms;<text:line-break/>unsigned int ndeps;<text:line-break/>struct module_symbol *syms;<text:line-break/>struct module_ref *deps;<text:line-break/>struct module_ref *refs;<text:line-break/>int (*init)(void);<text:line-break/>void (*cleanup)(void);<text:line-break/>const struct exception_table_entry *ex_table_start;<text:line-break/>const struct exception_table_entry *ex_table_end;<text:line-break/>#ifdef __alpha__<text:line-break/>unsigned long gp;<text:line-break/>#endif<text:line-break/>};</text:p>
      <text:p text:style-name="Text_20_body"><text:soft-page-break/><text:line-break/>All of the pointer fields, with the exception of next and refs, are<text:line-break/>expected to point within the module body and be initialized as appropriate<text:line-break/>for kernel space, i.e. relocated with the rest of the module.</text:p>
      <text:p text:style-name="P4">Return Values</text:p>
      <text:p text:style-name="Text_20_body">On success, zero is returned. On error, -1 is returned<text:line-break/>and errno is set appropriately.</text:p>
      <text:p text:style-name="P4">Errors</text:p>
      <text:p text:style-name="Text_20_body">EPERM The user is not the superuser.</text:p>
      <text:p text:style-name="Text_20_body">ENOENT No module by that name exists.</text:p>
      <text:p text:style-name="Text_20_body">EINVAL Some image slot filled in incorrectly, image-&gt;name<text:line-break/>does not correspond to the original module name,<text:line-break/>some image-&gt;deps entry does not correspond to a<text:line-break/>loaded module, or some other similar inconsistency.</text:p>
      <text:p text:style-name="Text_20_body">EBUSY The module's initialization routine failed.</text:p>
      <text:p text:style-name="Text_20_body">EFAULT name or image is outside the program's accessible<text:line-break/>address space.</text:p>
      <text:p text:style-name="P5">How cleanup_module works?</text:p>
      <text:p text:style-name="Text_20_body"><text:line-break/><text:line-break/>cleanup_module attempts to remove an unused loadable module entry. If<text:line-break/>name is NULL, all unused modules marked auto clean will be removed. </text:p>
      <text:p text:style-name="P4">Return Values</text:p>
      <text:p text:style-name="Text_20_body">On success, zero is returned. On error, -1 is returned and errno is<text:line-break/>set appropriately.</text:p>
      <text:p text:style-name="P4">Errors</text:p>
      <text:p text:style-name="Text_20_body">EPERM The user is not the superuser.</text:p>
      <text:p text:style-name="Text_20_body">ENOENT No module by that name exists.</text:p>
      <text:p text:style-name="Text_20_body">EINVAL name was the empty string.</text:p>
      <text:p text:style-name="Text_20_body">EBUSY The module is in use.</text:p>
      <text:p text:style-name="Text_20_body">EFAULT name is outside the program's accessible address<text:line-break/>space.<text:line-break/><text:line-break/>This simple module is called skull, short for Simple Kernel Utility For<text:line-break/>Loading Localities.</text:p>
      <text:p text:style-name="Text_20_body">General flags used for compiling any driver are</text:p>
      <text:p text:style-name="Text_20_body">-D__KERNEL__ _DMODULE -O -Wall -I$(INCLUDEDIR)</text:p>
      <text:p text:style-name="Text_20_body">Note: The INCLUDEDIR should contain the header files of the kernel source.</text:p>
      <text:p text:style-name="Text_20_body">Module code has to be recompiled for each version of the kernel that it<text:line-break/>will be linked to. Each module defines a symbol called kernel_version<text:line-break/><text:soft-page-break/>which is defined in &lt;linux/module.h&gt;. In case of a version mismatch, use<text:line-break/>the insmod -f (force) option to load the module.</text:p>
      <text:p text:style-name="Standard"/>
      <text:p text:style-name="Standard"/>
      <text:p text:style-name="Standard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30T20:00:32</meta:creation-date>
    <dc:date>2010-01-30T20:26:24</dc:date>
    <meta:editing-duration>PT00H07M56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4" meta:paragraph-count="49" meta:word-count="684" meta:character-count="4246"/>
  </office:meta>
</office:document-meta>
</file>